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Carlito" svg:font-family="Carlito" style:font-adornments="Bold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break-before="column" style:shadow="none"/>
      <style:text-properties fo:font-weight="normal" officeooo:rsid="0013f2a7" officeooo:paragraph-rsid="00157aba"/>
    </style:style>
    <style:style style:name="P2" style:family="paragraph" style:parent-style-name="Text_20_body">
      <style:paragraph-properties style:shadow="none"/>
      <style:text-properties fo:font-weight="normal" officeooo:rsid="0013f2a7" officeooo:paragraph-rsid="00157aba"/>
    </style:style>
    <style:style style:name="P3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fo:font-weight="normal" officeooo:rsid="0010c272" officeooo:paragraph-rsid="0010c272"/>
    </style:style>
    <style:style style:name="P4" style:family="paragraph" style:parent-style-name="Text_20_body">
      <style:paragraph-properties style:shadow="none"/>
      <style:text-properties fo:font-weight="bold" officeooo:rsid="0013f2a7" officeooo:paragraph-rsid="0017273a"/>
    </style:style>
    <style:style style:name="P5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fo:font-weight="bold" officeooo:rsid="0013f2a7" officeooo:paragraph-rsid="00157aba"/>
    </style:style>
    <style:style style:name="P6" style:family="paragraph" style:parent-style-name="Text_20_body">
      <style:paragraph-properties fo:margin-left="0in" fo:margin-right="0in" fo:line-height="120%" fo:text-align="start" style:justify-single-word="false" fo:text-indent="0in" style:auto-text-indent="false" style:shadow="none"/>
      <style:text-properties fo:font-weight="bold" officeooo:rsid="001c0b5c" officeooo:paragraph-rsid="001c0b5c" style:font-weight-asian="bold" style:font-weight-complex="bold"/>
    </style:style>
    <style:style style:name="P7" style:family="paragraph" style:parent-style-name="Text_20_body">
      <style:paragraph-properties style:shadow="none"/>
      <style:text-properties fo:font-weight="bold" officeooo:rsid="0010c272" officeooo:paragraph-rsid="0010c272" style:font-weight-asian="bold" style:font-weight-complex="bold"/>
    </style:style>
    <style:style style:name="P8" style:family="paragraph" style:parent-style-name="Text_20_body">
      <style:paragraph-properties style:shadow="none"/>
      <style:text-properties fo:font-weight="bold" officeooo:rsid="002582d0" officeooo:paragraph-rsid="002582d0" style:font-weight-asian="bold" style:font-weight-complex="bold"/>
    </style:style>
    <style:style style:name="P9" style:family="paragraph" style:parent-style-name="Text_20_body">
      <style:paragraph-properties style:shadow="none"/>
      <style:text-properties fo:font-weight="bold" officeooo:rsid="0013023f" officeooo:paragraph-rsid="0013023f"/>
    </style:style>
    <style:style style:name="P10" style:family="paragraph" style:parent-style-name="Text_20_body">
      <style:paragraph-properties style:shadow="none"/>
      <style:text-properties fo:color="#666666" loext:opacity="100%" fo:font-weight="bold" officeooo:rsid="0013023f" officeooo:paragraph-rsid="0013023f"/>
    </style:style>
    <style:style style:name="P11" style:family="paragraph" style:parent-style-name="Text_20_body">
      <style:paragraph-properties style:shadow="none"/>
      <style:text-properties fo:color="#666666" loext:opacity="100%" fo:font-weight="bold" officeooo:rsid="0010c272" officeooo:paragraph-rsid="0010c272"/>
    </style:style>
    <style:style style:name="P12" style:family="paragraph" style:parent-style-name="Text_20_body">
      <style:paragraph-properties style:shadow="none"/>
      <style:text-properties fo:font-style="italic" fo:font-weight="normal" officeooo:rsid="0010c272" officeooo:paragraph-rsid="0010c272" style:font-style-asian="italic" style:font-style-complex="italic"/>
    </style:style>
    <style:style style:name="P13" style:family="paragraph" style:parent-style-name="Text_20_body">
      <style:paragraph-properties style:shadow="none"/>
      <style:text-properties officeooo:rsid="0010c272" officeooo:paragraph-rsid="0010c272"/>
    </style:style>
    <style:style style:name="P14" style:family="paragraph" style:parent-style-name="Text_20_body">
      <style:paragraph-properties style:shadow="none"/>
      <style:text-properties officeooo:rsid="0027163c" officeooo:paragraph-rsid="0027163c"/>
    </style:style>
    <style:style style:name="P15" style:family="paragraph" style:parent-style-name="Text_20_body">
      <style:paragraph-properties style:shadow="none"/>
      <style:text-properties officeooo:rsid="00182bc2" officeooo:paragraph-rsid="00182bc2"/>
    </style:style>
    <style:style style:name="P16" style:family="paragraph" style:parent-style-name="Text_20_body">
      <style:paragraph-properties style:shadow="none"/>
      <style:text-properties officeooo:rsid="001c0b5c" officeooo:paragraph-rsid="001c0b5c"/>
    </style:style>
    <style:style style:name="P17" style:family="paragraph" style:parent-style-name="Text_20_body">
      <style:paragraph-properties style:shadow="none"/>
      <style:text-properties officeooo:rsid="00377730" officeooo:paragraph-rsid="00377730"/>
    </style:style>
    <style:style style:name="P18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officeooo:paragraph-rsid="003b98e7"/>
    </style:style>
    <style:style style:name="P19" style:family="paragraph" style:parent-style-name="Heading_20_1">
      <style:paragraph-properties style:shadow="none"/>
      <style:text-properties style:font-name="Carlito" officeooo:rsid="0010c272" officeooo:paragraph-rsid="0010c272"/>
    </style:style>
    <style:style style:name="P20" style:family="paragraph" style:parent-style-name="Heading_20_3">
      <style:paragraph-properties fo:padding="0.0201in" fo:border-left="none" fo:border-right="none" fo:border-top="0.06pt solid #000000" fo:border-bottom="0.06pt solid #000000" style:shadow="none"/>
      <style:text-properties fo:font-weight="normal" officeooo:rsid="002162f6" officeooo:paragraph-rsid="002162f6" style:font-weight-asian="normal" style:font-weight-complex="normal"/>
    </style:style>
    <style:style style:name="P21" style:family="paragraph" style:parent-style-name="Heading_20_3">
      <style:paragraph-properties fo:text-align="start" style:justify-single-word="false" fo:break-before="column" fo:padding="0.0201in" fo:border-left="none" fo:border-right="none" fo:border-top="0.06pt solid #000000" fo:border-bottom="0.06pt solid #000000" style:shadow="none"/>
      <style:text-properties officeooo:rsid="0010c272" officeooo:paragraph-rsid="0010c272"/>
    </style:style>
    <style:style style:name="P22" style:family="paragraph" style:parent-style-name="Heading_20_3">
      <style:paragraph-properties fo:padding="0.0201in" fo:border-left="none" fo:border-right="none" fo:border-top="0.06pt solid #000000" fo:border-bottom="0.06pt solid #000000" style:shadow="none"/>
      <style:text-properties officeooo:rsid="0010c272" officeooo:paragraph-rsid="0010c272"/>
    </style:style>
    <style:style style:name="P23" style:family="paragraph" style:parent-style-name="Heading_20_3">
      <style:paragraph-properties fo:padding="0.0201in" fo:border-left="none" fo:border-right="none" fo:border-top="0.06pt solid #000000" fo:border-bottom="0.06pt solid #000000" style:shadow="none"/>
      <style:text-properties officeooo:paragraph-rsid="002a421d"/>
    </style:style>
    <style:style style:name="P24" style:family="paragraph" style:parent-style-name="Heading_20_3">
      <style:paragraph-properties fo:padding="0.0201in" fo:border-left="none" fo:border-right="none" fo:border-top="0.06pt solid #000000" fo:border-bottom="0.06pt solid #000000" style:shadow="none"/>
      <style:text-properties officeooo:rsid="0012908a" officeooo:paragraph-rsid="0012908a"/>
    </style:style>
    <style:style style:name="P25" style:family="paragraph" style:parent-style-name="Text_20_body" style:list-style-name="L1">
      <style:paragraph-properties style:shadow="none"/>
      <style:text-properties officeooo:rsid="00130b5d" officeooo:paragraph-rsid="00130b5d"/>
    </style:style>
    <style:style style:name="P26" style:family="paragraph" style:parent-style-name="Text_20_body">
      <style:paragraph-properties style:shadow="none"/>
      <style:text-properties officeooo:paragraph-rsid="00157aba"/>
    </style:style>
    <style:style style:name="P27" style:family="paragraph" style:parent-style-name="Text_20_body">
      <style:paragraph-properties fo:break-before="column" style:shadow="none"/>
      <style:text-properties officeooo:paragraph-rsid="00157aba"/>
    </style:style>
    <style:style style:name="P28" style:family="paragraph" style:parent-style-name="Text_20_body">
      <style:paragraph-properties style:shadow="none"/>
      <style:text-properties officeooo:paragraph-rsid="003ffcd3"/>
    </style:style>
    <style:style style:name="P29" style:family="paragraph">
      <loext:graphic-properties draw:fill="solid" draw:fill-color="#666666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666666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solid" draw:fill-color="#666666" draw:opacity="100%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solid" draw:fill-color="#ffffff" draw:opacity="100%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/>
    </style:style>
    <style:style style:name="T2" style:family="text">
      <style:text-properties fo:font-weight="normal" officeooo:rsid="0010c27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49da5" style:font-weight-asian="normal" style:font-weight-complex="normal"/>
    </style:style>
    <style:style style:name="T5" style:family="text">
      <style:text-properties fo:font-weight="normal" officeooo:rsid="001cf803" style:font-weight-asian="normal" style:font-weight-complex="normal"/>
    </style:style>
    <style:style style:name="T6" style:family="text">
      <style:text-properties fo:font-weight="normal" officeooo:rsid="0022e8ea" style:font-weight-asian="normal" style:font-weight-complex="normal"/>
    </style:style>
    <style:style style:name="T7" style:family="text">
      <style:text-properties fo:font-weight="normal" officeooo:rsid="0040bccc" style:font-weight-asian="normal" style:font-weight-complex="normal"/>
    </style:style>
    <style:style style:name="T8" style:family="text">
      <style:text-properties fo:font-weight="normal" officeooo:rsid="0017273a" style:font-weight-asian="bold" style:font-weight-complex="bold"/>
    </style:style>
    <style:style style:name="T9" style:family="text">
      <style:text-properties fo:font-weight="normal" officeooo:rsid="001c0b5c"/>
    </style:style>
    <style:style style:name="T10" style:family="text">
      <style:text-properties fo:font-weight="normal" officeooo:rsid="0022e8ea"/>
    </style:style>
    <style:style style:name="T11" style:family="text">
      <style:text-properties fo:font-weight="normal" officeooo:rsid="00276cc5"/>
    </style:style>
    <style:style style:name="T12" style:family="text">
      <style:text-properties fo:font-weight="normal" officeooo:rsid="00295c03"/>
    </style:style>
    <style:style style:name="T13" style:family="text">
      <style:text-properties fo:font-weight="normal" officeooo:rsid="00361748"/>
    </style:style>
    <style:style style:name="T14" style:family="text">
      <style:text-properties fo:font-weight="normal" officeooo:rsid="0038a7f9"/>
    </style:style>
    <style:style style:name="T15" style:family="text">
      <style:text-properties fo:font-weight="normal" officeooo:rsid="003b54c7"/>
    </style:style>
    <style:style style:name="T16" style:family="text">
      <style:text-properties fo:font-weight="normal" officeooo:rsid="003b98e7"/>
    </style:style>
    <style:style style:name="T17" style:family="text">
      <style:text-properties fo:font-weight="normal" officeooo:rsid="00377730"/>
    </style:style>
    <style:style style:name="T18" style:family="text">
      <style:text-properties fo:font-weight="normal" officeooo:rsid="003ffcd3"/>
    </style:style>
    <style:style style:name="T19" style:family="text">
      <style:text-properties officeooo:rsid="00157aba"/>
    </style:style>
    <style:style style:name="T20" style:family="text">
      <style:text-properties officeooo:rsid="0010c272"/>
    </style:style>
    <style:style style:name="T21" style:family="text">
      <style:text-properties officeooo:rsid="0010c272" style:font-weight-asian="bold" style:font-weight-complex="bold"/>
    </style:style>
    <style:style style:name="T22" style:family="text">
      <style:text-properties officeooo:rsid="00130b5d"/>
    </style:style>
    <style:style style:name="T23" style:family="text">
      <style:text-properties officeooo:rsid="001ae7a5"/>
    </style:style>
    <style:style style:name="T24" style:family="text">
      <style:text-properties officeooo:rsid="001cf803"/>
    </style:style>
    <style:style style:name="T25" style:family="text">
      <style:text-properties fo:color="#666666" loext:opacity="100%"/>
    </style:style>
    <style:style style:name="T26" style:family="text">
      <style:text-properties fo:color="#666666" loext:opacity="100%" officeooo:rsid="001ae7a5"/>
    </style:style>
    <style:style style:name="T27" style:family="text">
      <style:text-properties fo:color="#666666" loext:opacity="100%" officeooo:rsid="0010c272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10c272" style:font-style-asian="italic" style:font-style-complex="italic"/>
    </style:style>
    <style:style style:name="T31" style:family="text">
      <style:text-properties fo:font-style="italic" fo:font-weight="normal" officeooo:rsid="003b98e7" style:font-style-asian="italic" style:font-style-complex="italic"/>
    </style:style>
    <style:style style:name="T32" style:family="text">
      <style:text-properties officeooo:rsid="002162f6"/>
    </style:style>
    <style:style style:name="T33" style:family="text">
      <style:text-properties officeooo:rsid="0022e8ea"/>
    </style:style>
    <style:style style:name="T34" style:family="text">
      <style:text-properties fo:font-style="normal" fo:font-weight="normal" officeooo:rsid="0022e8ea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23a0ee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3ffcd3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40bccc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41dab1" style:font-style-asian="normal" style:font-weight-asian="normal" style:font-style-complex="normal" style:font-weight-complex="normal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149da5" style:font-weight-asian="bold" style:font-weight-complex="bold"/>
    </style:style>
    <style:style style:name="T41" style:family="text">
      <style:text-properties officeooo:rsid="002582d0"/>
    </style:style>
    <style:style style:name="T42" style:family="text">
      <style:text-properties officeooo:rsid="00276cc5"/>
    </style:style>
    <style:style style:name="T43" style:family="text">
      <style:text-properties style:text-position="super 58%" fo:font-weight="normal" officeooo:rsid="00276cc5"/>
    </style:style>
    <style:style style:name="T44" style:family="text">
      <style:text-properties officeooo:rsid="00361748"/>
    </style:style>
    <style:style style:name="T45" style:family="text">
      <style:text-properties officeooo:rsid="00377730"/>
    </style:style>
    <style:style style:name="T46" style:family="text">
      <style:text-properties officeooo:rsid="003ccff7"/>
    </style:style>
    <style:style style:name="T47" style:family="text">
      <style:text-properties officeooo:rsid="003eabe0"/>
    </style:style>
    <style:style style:name="T48" style:family="text">
      <style:text-properties officeooo:rsid="003ff7a5"/>
    </style:style>
    <style:style style:name="T49" style:family="text">
      <style:text-properties officeooo:rsid="0040bccc"/>
    </style:style>
    <style:style style:name="Sect1" style:family="section">
      <style:section-properties text:dont-balance-text-columns="false" style:editable="false">
        <style:columns fo:column-count="2">
          <style:column style:rel-width="4342*" fo:start-indent="0in" fo:end-indent="0in"/>
          <style:column style:rel-width="2174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3394*" fo:start-indent="0in" fo:end-indent="0in"/>
          <style:column style:rel-width="3396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38in" svg:stroke-color="#3465a4" draw:marker-start="" draw:marker-start-width="0.0992in" draw:marker-start-center="false" draw:marker-end="" draw:marker-end-width="0.0992in" draw:marker-end-center="false" draw:fill="solid" draw:fill-color="#666666" draw:textarea-horizontal-align="justify" draw:textarea-vertical-align="middle" draw:auto-grow-height="false" fo:min-height="0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" style:family="graphic">
      <style:graphic-properties draw:stroke="solid" svg:stroke-width="0.0138in" svg:stroke-color="#3465a4" draw:marker-start="" draw:marker-start-width="0.0992in" draw:marker-start-center="false" draw:marker-end="" draw:marker-end-width="0.0992in" draw:marker-end-center="false" draw:fill="solid" draw:fill-color="#666666" draw:textarea-horizontal-align="justify" draw:textarea-vertical-align="middle" draw:auto-grow-height="false" fo:min-height="0in" fo:min-width="0in" fo:padding-top="0.0563in" fo:padding-bottom="0.0563in" fo:padding-left="0.1047in" fo:padding-right="0.1047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4" style:family="graphic">
      <style:graphic-properties draw:stroke="solid" svg:stroke-width="0.0138in" svg:stroke-color="#3465a4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5" style:family="graphic">
      <style:graphic-properties draw:stroke="solid" svg:stroke-width="0.0138in" svg:stroke-color="#3465a4" draw:marker-start="" draw:marker-start-width="0.0992in" draw:marker-start-center="false" draw:marker-end="" draw:marker-end-width="0.0992in" draw:marker-end-center="false" draw:fill="solid" draw:fill-color="#666666" draw:textarea-horizontal-align="justify" draw:textarea-vertical-align="middle" draw:auto-grow-height="false" fo:min-height="0.0016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6" style:family="graphic">
      <style:graphic-properties draw:stroke="solid" svg:stroke-width="0.0138in" svg:stroke-color="#3465a4" draw:marker-start="" draw:marker-start-width="0.0992in" draw:marker-start-center="false" draw:marker-end="" draw:marker-end-width="0.0992in" draw:marker-end-center="false" draw:fill="solid" draw:fill-color="#666666" draw:textarea-horizontal-align="justify" draw:textarea-vertical-align="middle" draw:auto-grow-height="false" fo:min-height="0.0028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7" style:family="graphic">
      <style:graphic-properties loext:decorative="false" style:run-through="foreground"/>
    </style:style>
    <style:style style:name="gr8" style:family="graphic">
      <style:graphic-properties draw:stroke="solid" svg:stroke-width="0.0138in" svg:stroke-color="#3465a4" draw:marker-start="" draw:marker-start-width="0.1193in" draw:marker-start-center="false" draw:marker-end="" draw:marker-end-width="0.1193in" draw:marker-end-center="false" draw:fill="solid" draw:fill-color="#666666" draw:opacity="100%" draw:textarea-horizontal-align="justify" draw:textarea-vertical-align="middle" draw:auto-grow-height="false" fo:min-height="0.5909in" fo:min-width="0.5016in" fo:padding-top="0.052in" fo:padding-bottom="0.052in" fo:padding-left="0.1016in" fo:padding-right="0.1016in" fo:wrap-option="wrap" draw:shadow="hidden" draw:shadow-offset-x="0.0783in" draw:shadow-offset-y="0.0783in" draw:shadow-color="#808080" loext:decorative="false" style:run-through="foreground"/>
    </style:style>
    <style:style style:name="gr9" style:family="graphic">
      <style:graphic-properties draw:stroke="solid" svg:stroke-width="0.0138in" svg:stroke-color="#3465a4" draw:marker-start="" draw:marker-start-width="0.1193in" draw:marker-start-center="false" draw:marker-end="" draw:marker-end-width="0.1193in" draw:marker-end-center="false" draw:fill="solid" draw:fill-color="#ffffff" draw:opacity="100%" draw:textarea-horizontal-align="justify" draw:textarea-vertical-align="middle" draw:auto-grow-height="false" fo:min-height="0.5925in" fo:min-width="0.5008in" fo:padding-top="0.052in" fo:padding-bottom="0.052in" fo:padding-left="0.1016in" fo:padding-right="0.1016in" fo:wrap-option="wrap" draw:shadow="hidden" draw:shadow-offset-x="0.0783in" draw:shadow-offset-y="0.0783in" draw:shadow-color="#808080" loext:decorative="false" style:run-through="foreground"/>
    </style:style>
    <style:style style:name="gr10" style:family="graphic">
      <style:graphic-properties draw:stroke="solid" svg:stroke-width="0.0138in" svg:stroke-color="#3465a4" draw:marker-start="" draw:marker-start-width="0.0992in" draw:marker-start-center="false" draw:marker-end="" draw:marker-end-width="0.0992in" draw:marker-end-center="false" draw:fill="solid" draw:fill-color="#666666" draw:textarea-horizontal-align="justify" draw:textarea-vertical-align="middle" draw:auto-grow-height="false" fo:min-height="0.0008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11" style:family="graphic">
      <style:graphic-properties draw:stroke="solid" svg:stroke-width="0.0138in" svg:stroke-color="#3465a4" draw:marker-start="" draw:marker-start-width="0.0992in" draw:marker-start-center="false" draw:marker-end="" draw:marker-end-width="0.0992in" draw:marker-end-center="false" draw:fill="solid" draw:fill-color="#666666" draw:textarea-horizontal-align="justify" draw:textarea-vertical-align="middle" draw:auto-grow-height="false" fo:min-height="0.002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12" style:family="graphic">
      <style:graphic-properties draw:stroke="solid" svg:stroke-width="0.0138in" svg:stroke-color="#3465a4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0035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Craig Yingling</text:h>
      <text:p text:style-name="P11">1810 Grassmere Drive</text:p>
      <text:p text:style-name="P11">Finksburg, MD 21048</text:p>
      <text:p text:style-name="P10">(<text:span text:style-name="T20">443</text:span>)-<text:span text:style-name="T20">244-2329</text:span></text:p>
      <text:p text:style-name="P9"><text:a xlink:type="simple" xlink:href="mailto:cjy.tc12@gmail.com" text:style-name="Internet_20_link" text:visited-style-name="Visited_20_Internet_20_Link"><text:span text:style-name="T26">cjy.tc12</text:span><text:span text:style-name="T27">@gmail.com</text:span></text:a></text:p>
      <text:h text:style-name="P20" text:outline-level="3" text:is-list-header="true"><text:span text:style-name="T25"/></text:h>
      <text:h text:style-name="P21" text:outline-level="3">Professional Certifications</text:h>
      <text:p text:style-name="P4"><text:span text:style-name="T21">AWS Certified Solutions Architect: Associate</text:span><text:span text:style-name="T8"><text:tab/><text:tab/></text:span><text:span text:style-name="T2">April, 2024</text:span></text:p>
      <text:p text:style-name="P4"><text:span text:style-name="T21">Codecademy Data Scientist: Machine Learning</text:span><text:span text:style-name="T8"><text:tab/></text:span><text:span text:style-name="T2">October, 2023</text:span></text:p>
      <text:p text:style-name="P12"><text:span text:style-name="T41">Currently Pursuing</text:span>…</text:p>
      <text:p text:style-name="P7">AWS Certified Data Engineer: Associate</text:p>
      <text:p text:style-name="P8">AWS Certified Machine Learning Engineer: Associate</text:p>
      <text:h text:style-name="P22" text:outline-level="3">Relevant <text:span text:style-name="T49">Technical </text:span>Experience</text:h>
      <text:section text:style-name="Sect1" text:name="Section1">
        <text:p text:style-name="P5"><text:span text:style-name="T20">ML powered Stock Screener</text:span><text:line-break/><text:span text:style-name="T6">Sole creator of a</text:span><text:span text:style-name="T2"> </text:span><text:span text:style-name="T13">local</text:span><text:span text:style-name="T9"> system </text:span><text:span text:style-name="T10">that</text:span><text:span text:style-name="T2"> </text:span><text:span text:style-name="T10">collects, analyzes</text:span><text:span text:style-name="T2">, </text:span><text:span text:style-name="T10">and models data to be used for algorithmic trading </text:span><text:span text:style-name="T14">decisions</text:span><text:span text:style-name="T10">.</text:span></text:p>
        <text:p text:style-name="P3"><text:span text:style-name="T28">Technologies used:</text:span> Pandas, <text:span text:style-name="T33">S</text:span><text:span text:style-name="T22">cikit-</text:span><text:span text:style-name="T33">L</text:span>earn, <text:span text:style-name="T33">Selenium, </text:span><text:span text:style-name="T44">Py</text:span><text:span text:style-name="T45">S</text:span><text:span text:style-name="T44">park, </text:span>SQLite</text:p>
        <text:p text:style-name="P1"><text:span text:style-name="T20">May 2022</text:span> – <text:span text:style-name="T20">Present</text:span> </text:p>
        <text:p text:style-name="P2"/>
        <text:p text:style-name="P2"/>
        <text:p text:style-name="P2"/>
        <text:p text:style-name="P2"/>
      </text:section>
      <text:section text:style-name="Sect1" text:name="Section2">
        <text:p text:style-name="P5"><text:span text:style-name="T42">Traffic Pattern Forecasting</text:span><text:span text:style-name="T19"><text:line-break/></text:span><text:span text:style-name="T11">Follow</text:span><text:span text:style-name="T14">ed</text:span><text:span text:style-name="T11"> the CRISP-DM process </text:span><text:span text:style-name="T12">using AWS Services</text:span><text:span text:style-name="T11"> to provide a real-world solution to making a highway safer and more efficient.</text:span></text:p>
        <text:p text:style-name="P18"><text:span text:style-name="T30">Technologies used:</text:span><text:span text:style-name="T2"> </text:span><text:span text:style-name="T11">Numpy, </text:span><text:span text:style-name="T13">Py</text:span><text:span text:style-name="T17">S</text:span><text:span text:style-name="T13">park, </text:span><text:span text:style-name="T11">PostgreSQL, AWS RDS, Lambda, </text:span><text:span text:style-name="T13">AWS S3, Amazon EMR</text:span></text:p>
        <text:p text:style-name="P6">Self-built Home <text:span text:style-name="T33">Server <text:s text:c="31"/></text:span><text:span text:style-name="T34">Builder and </text:span><text:span text:style-name="T36">maintainer</text:span><text:span text:style-name="T34"> of a Debian 12 server environment that </text:span><text:span text:style-name="T35">runs multiple workloads, including </text:span><text:span text:style-name="T37">but not limited to </text:span><text:span text:style-name="T35">the stock screener </text:span><text:span text:style-name="T37">and </text:span><text:span text:style-name="T37">gaming servers.</text:span></text:p>
        <text:p text:style-name="P6"><text:span text:style-name="T29">Skills used:</text:span><text:span text:style-name="T3"> Cron, Systemd, shell scripting, </text:span><text:span text:style-name="T7">SSH,</text:span><text:span text:style-name="T3"> </text:span><text:span text:style-name="T5">directory structuring, configuration management</text:span></text:p>
        <text:p text:style-name="P27"><text:span text:style-name="T11">July 8</text:span><text:span text:style-name="T43">th</text:span><text:span text:style-name="T11">, 2024 – </text:span><text:span text:style-name="T15">Present</text:span></text:p>
        <text:p text:style-name="P26"><text:span text:style-name="T15"/></text:p>
        <text:p text:style-name="P26"><text:span text:style-name="T15"/></text:p>
        <text:p text:style-name="P26"><text:span text:style-name="T15"/></text:p>
        <text:p text:style-name="P26"><text:span text:style-name="T15"/></text:p>
        <text:p text:style-name="P28"><text:span text:style-name="T15">F</text:span><text:span text:style-name="T18">ebruary 2023 - Present</text:span></text:p>
      </text:section>
      <text:h text:style-name="P23" text:outline-level="3" text:is-list-header="true"><text:span text:style-name="T32">Technical </text:span>Skills</text:h>
      <text:section text:style-name="Sect2" text:name="Section3">
        <text:p text:style-name="P13"><draw:g text:anchor-type="paragraph" draw:z-index="1" draw:name="Group object 6" draw:style-name="gr1"><draw:custom-shape draw:name="Shape 4" draw:style-name="gr2" draw:text-style-name="P29" svg:width="0.1114in" svg:height="0.1114in" draw:transform="skewX (-0.0312413936106985) rotate (0.767770337952306) translate (1.11875in 0.104166666666667in)"><text:p/><draw:enhanced-geometry svg:viewBox="0 0 21600 21600" draw:mirror-horizontal="false" draw:mirror-vertical="false" draw:type="rectangle" draw:enhanced-path="M 0 0 L 21600 0 21600 21600 0 21600 0 0 Z N"/></draw:custom-shape><draw:custom-shape draw:name="Shape 5" draw:style-name="gr5" draw:text-style-name="P29" svg:width="0.1142in" svg:height="0.1142in" draw:transform="skewX (-0.0912807198793035) rotate (0.737750674818003) translate (1.57916666666667in 0.103472222222222in)"><text:p/><draw:enhanced-geometry svg:viewBox="0 0 21600 21600" draw:mirror-horizontal="false" draw:mirror-vertical="false" draw:type="rectangle" draw:enhanced-path="M 0 0 L 21600 0 21600 21600 0 21600 0 0 Z N"/></draw:custom-shape><draw:custom-shape draw:name="Shape 7" draw:style-name="gr10" draw:text-style-name="P29" svg:width="0.1134in" svg:height="0.1134in" draw:transform="skewX (-0.0673697091269811) rotate (0.750666111282761) translate (1.34722222222222in 0.104166666666667in)"><text:p/><draw:enhanced-geometry svg:viewBox="0 0 21600 21600" draw:mirror-horizontal="false" draw:mirror-vertical="false" draw:type="rectangle" draw:enhanced-path="M 0 0 L 21600 0 21600 21600 0 21600 0 0 Z N"/></draw:custom-shape><draw:g draw:name="Group object 2" draw:style-name="gr7"><draw:path draw:style-name="gr8" draw:text-style-name="P32" svg:width="0.0787in" svg:height="0.1555in" svg:x="2.0472in" svg:y="0.0256in" svg:viewBox="0 0 201 396" svg:d="M201 395v-394-1l-200 194h-1v1c0 1 0 1 0 2h1l200 199z"><text:p/></draw:path><draw:path draw:style-name="gr9" draw:text-style-name="P33" svg:width="0.0799in" svg:height="0.1563in" svg:x="2.1244in" svg:y="0.0256in" svg:viewBox="0 0 204 398" svg:d="M1 0c0 1 1 1 1 1 0 1 0 1 0 2v394 1l201-195c0-1 1-1 1-2l-1-1v-1l-201-198v-1c-1 0-1 0-2 0z"><text:p/></draw:path></draw:g><draw:custom-shape draw:name="Shape 8" draw:style-name="gr5" draw:text-style-name="P29" svg:width="0.115in" svg:height="0.1142in" draw:transform="skewX (-0.079063415115343) rotate (0.746826386928373) translate (1.81180555555556in 0.104166666666667in)"><text:p/><draw:enhanced-geometry svg:viewBox="0 0 21600 21600" draw:mirror-horizontal="false" draw:mirror-vertical="false" draw:type="rectangle" draw:enhanced-path="M 0 0 L 21600 0 21600 21600 0 21600 0 0 Z N"/></draw:custom-shape></draw:g>Python</text:p>
        <text:p text:style-name="P13"><draw:g text:anchor-type="paragraph" draw:z-index="6" draw:name="Group object 1" draw:style-name="gr1"><draw:custom-shape draw:name="Shape 1" draw:style-name="gr2" draw:text-style-name="P29" svg:width="0.1094in" svg:height="0.1094in" draw:transform="skewX (0.0699877030049727) rotate (0.821351945988532) translate (1.10972222222222in 0.10625in)"><text:p/><draw:enhanced-geometry svg:viewBox="0 0 21600 21600" draw:mirror-horizontal="false" draw:mirror-vertical="false" draw:type="rectangle" draw:enhanced-path="M 0 0 L 21600 0 21600 21600 0 21600 0 0 Z N"/></draw:custom-shape><draw:custom-shape draw:name="Shape 2" draw:style-name="gr3" draw:text-style-name="P30" svg:width="0.1098in" svg:height="0.1094in" draw:transform="skewX (0.0635299847725937) rotate (0.816814089933346) translate (1.575in 0.10625in)"><text:p/><draw:enhanced-geometry svg:viewBox="0 0 21600 21600" draw:mirror-horizontal="false" draw:mirror-vertical="false" draw:type="rectangle" draw:enhanced-path="M 0 0 L 21600 0 21600 21600 0 21600 0 0 Z N"/></draw:custom-shape><draw:custom-shape draw:name="Shape 3" draw:style-name="gr4" draw:text-style-name="P31" svg:width="0.1098in" svg:height="0.1106in" draw:transform="skewX (0.0565486677646161) rotate (0.812101700952962) translate (1.80625in 0.10625in)"><text:p/><draw:enhanced-geometry svg:viewBox="0 0 21600 21600" draw:mirror-horizontal="false" draw:mirror-vertical="false" draw:type="rectangle" draw:enhanced-path="M 0 0 L 21600 0 21600 21600 0 21600 0 0 Z N"/></draw:custom-shape><draw:custom-shape draw:name="Shape 4" draw:style-name="gr2" draw:text-style-name="P29" svg:width="0.1098in" svg:height="0.1106in" draw:transform="skewX (0.0565486677646161) rotate (0.812101700952962) translate (1.34166666666667in 0.10625in)"><text:p/><draw:enhanced-geometry svg:viewBox="0 0 21600 21600" draw:mirror-horizontal="false" draw:mirror-vertical="false" draw:type="rectangle" draw:enhanced-path="M 0 0 L 21600 0 21600 21600 0 21600 0 0 Z N"/></draw:custom-shape><draw:custom-shape draw:name="Shape 5" draw:style-name="gr4" draw:text-style-name="P31" svg:width="0.1098in" svg:height="0.1106in" draw:transform="skewX (0.0565486677646161) rotate (0.812101700952962) translate (2.04097222222222in 0.10625in)"><text:p/><draw:enhanced-geometry svg:viewBox="0 0 21600 21600" draw:mirror-horizontal="false" draw:mirror-vertical="false" draw:type="rectangle" draw:enhanced-path="M 0 0 L 21600 0 21600 21600 0 21600 0 0 Z N"/></draw:custom-shape></draw:g>AWS <text:span text:style-name="T23">Services</text:span></text:p>
        <text:p text:style-name="P16"><draw:g text:anchor-type="paragraph" draw:z-index="4" draw:name="Group object 8" draw:style-name="gr1"><draw:custom-shape draw:name="Shape 5" draw:style-name="gr2" draw:text-style-name="P29" svg:width="0.1106in" svg:height="0.1122in" draw:transform="skewX (-0.0062831853071796) rotate (0.789761486527434) translate (1.11458333333333in 0.0965277777777778in)"><text:p/><draw:enhanced-geometry svg:viewBox="0 0 21600 21600" draw:mirror-horizontal="false" draw:mirror-vertical="false" draw:type="rectangle" draw:enhanced-path="M 0 0 L 21600 0 21600 21600 0 21600 0 0 Z N"/></draw:custom-shape><draw:custom-shape draw:name="Shape 6" draw:style-name="gr5" draw:text-style-name="P29" svg:width="0.115in" svg:height="0.1142in" draw:transform="skewX (-0.0609119908946021) rotate (0.738274273593601) translate (1.57708333333333in 0.0951388888888889in)"><text:p/><draw:enhanced-geometry svg:viewBox="0 0 21600 21600" draw:mirror-horizontal="false" draw:mirror-vertical="false" draw:type="rectangle" draw:enhanced-path="M 0 0 L 21600 0 21600 21600 0 21600 0 0 Z N"/></draw:custom-shape><draw:custom-shape draw:name="Shape 7" draw:style-name="gr6" draw:text-style-name="P29" svg:width="0.1134in" svg:height="0.1157in" draw:transform="skewX (-0.0541052068118243) rotate (0.77248272693269) translate (1.34375in 0.0951388888888889in)"><text:p/><draw:enhanced-geometry svg:viewBox="0 0 21600 21600" draw:mirror-horizontal="false" draw:mirror-vertical="false" draw:type="rectangle" draw:enhanced-path="M 0 0 L 21600 0 21600 21600 0 21600 0 0 Z N"/></draw:custom-shape><draw:custom-shape draw:name="Shape 8" draw:style-name="gr4" draw:text-style-name="P31" svg:width="0.1157in" svg:height="0.1122in" draw:transform="skewX (-0.0123918376891597) rotate (0.789586953602235) translate (2.04652777777778in 0.0951388888888889in)"><text:p/><draw:enhanced-geometry svg:viewBox="0 0 21600 21600" draw:mirror-horizontal="false" draw:mirror-vertical="false" draw:type="rectangle" draw:enhanced-path="M 0 0 L 21600 0 21600 21600 0 21600 0 0 Z N"/></draw:custom-shape><draw:g draw:name="Group object 2" draw:style-name="gr7"><draw:polygon draw:style-name="gr8" draw:text-style-name="P32" svg:width="0.0756in" svg:height="0.1543in" svg:x="1.8157in" svg:y="0.0181in" svg:viewBox="0 0 193 393" draw:points="193,392 193,1 193,0 1,193 0,193 0,194 0,195 1,195 193,393"><text:p/></draw:polygon><draw:path draw:style-name="gr9" draw:text-style-name="P33" svg:width="0.0768in" svg:height="0.1547in" svg:x="1.8921in" svg:y="0.0181in" svg:viewBox="0 0 196 394" svg:d="M1 0c0 1 1 1 1 1 0 1 0 1 0 1v392l193-191c0 0 1 0 1-2l-1-2v-1l-193-197v-1c-1 0-1 0-2 0z"><text:p/></draw:path></draw:g></draw:g>Linux <text:span text:style-name="T48">Server</text:span></text:p>
        <text:p text:style-name="P17"><draw:g text:anchor-type="paragraph" draw:z-index="5" draw:name="Group object 9" draw:style-name="gr1"><draw:custom-shape draw:name="Shape 1" draw:style-name="gr2" draw:text-style-name="P29" svg:width="0.1094in" svg:height="0.1094in" draw:transform="skewX (0.0699877030049727) rotate (0.821351945988532) translate (1.11388888888889in 0.08125in)"><text:p/><draw:enhanced-geometry svg:viewBox="0 0 21600 21600" draw:mirror-horizontal="false" draw:mirror-vertical="false" draw:type="rectangle" draw:enhanced-path="M 0 0 L 21600 0 21600 21600 0 21600 0 0 Z N"/></draw:custom-shape><draw:custom-shape draw:name="Shape 2" draw:style-name="gr2" draw:text-style-name="P29" svg:width="0.1094in" svg:height="0.1094in" draw:transform="skewX (0.0699877030049727) rotate (0.821351945988532) translate (1.57916666666667in 0.08125in)"><text:p/><draw:enhanced-geometry svg:viewBox="0 0 21600 21600" draw:mirror-horizontal="false" draw:mirror-vertical="false" draw:type="rectangle" draw:enhanced-path="M 0 0 L 21600 0 21600 21600 0 21600 0 0 Z N"/></draw:custom-shape><draw:custom-shape draw:name="Shape 3" draw:style-name="gr4" draw:text-style-name="P31" svg:width="0.1098in" svg:height="0.1098in" draw:transform="skewX (0.0694641042293744) rotate (0.816814089933346) translate (1.81041666666667in 0.08125in)"><text:p/><draw:enhanced-geometry svg:viewBox="0 0 21600 21600" draw:mirror-horizontal="false" draw:mirror-vertical="false" draw:type="rectangle" draw:enhanced-path="M 0 0 L 21600 0 21600 21600 0 21600 0 0 Z N"/></draw:custom-shape><draw:custom-shape draw:name="Shape 4" draw:style-name="gr2" draw:text-style-name="P29" svg:width="0.1098in" svg:height="0.1106in" draw:transform="skewX (0.0565486677646161) rotate (0.812101700952962) translate (1.34583333333333in 0.08125in)"><text:p/><draw:enhanced-geometry svg:viewBox="0 0 21600 21600" draw:mirror-horizontal="false" draw:mirror-vertical="false" draw:type="rectangle" draw:enhanced-path="M 0 0 L 21600 0 21600 21600 0 21600 0 0 Z N"/></draw:custom-shape><draw:custom-shape draw:name="Shape 5" draw:style-name="gr4" draw:text-style-name="P31" svg:width="0.1098in" svg:height="0.1098in" draw:transform="skewX (0.0694641042293744) rotate (0.816814089933346) translate (2.04444444444444in 0.08125in)"><text:p/><draw:enhanced-geometry svg:viewBox="0 0 21600 21600" draw:mirror-horizontal="false" draw:mirror-vertical="false" draw:type="rectangle" draw:enhanced-path="M 0 0 L 21600 0 21600 21600 0 21600 0 0 Z N"/></draw:custom-shape></draw:g>Apache Spark </text:p>
        <text:p text:style-name="P14"><draw:g text:anchor-type="paragraph" draw:z-index="2" draw:name="Group object 5" draw:style-name="gr1"><draw:custom-shape draw:name="Shape 10" draw:style-name="gr2" draw:text-style-name="P29" svg:width="0.1067in" svg:height="0.1071in" draw:transform="skewX (0.0324631240870947) rotate (0.799186264488203) translate (1.16527777777778in 0.102777777777778in)"><text:p/><draw:enhanced-geometry svg:viewBox="0 0 21600 21600" draw:mirror-horizontal="false" draw:mirror-vertical="false" draw:type="rectangle" draw:enhanced-path="M 0 0 L 21600 0 21600 21600 0 21600 0 0 Z N"/></draw:custom-shape><draw:custom-shape draw:name="Shape 14" draw:style-name="gr2" draw:text-style-name="P29" svg:width="0.1067in" svg:height="0.1071in" draw:transform="skewX (0.0324631240870947) rotate (0.799186264488203) translate (1.62777777777778in 0.102777777777778in)"><text:p/><draw:enhanced-geometry svg:viewBox="0 0 21600 21600" draw:mirror-horizontal="false" draw:mirror-vertical="false" draw:type="rectangle" draw:enhanced-path="M 0 0 L 21600 0 21600 21600 0 21600 0 0 Z N"/></draw:custom-shape><draw:custom-shape draw:name="Shape 15" draw:style-name="gr4" draw:text-style-name="P31" svg:width="0.1071in" svg:height="0.1079in" draw:transform="skewX (0.0258308729295159) rotate (0.794648408433018) translate (1.85833333333333in 0.102777777777778in)"><text:p/><draw:enhanced-geometry svg:viewBox="0 0 21600 21600" draw:mirror-horizontal="false" draw:mirror-vertical="false" draw:type="rectangle" draw:enhanced-path="M 0 0 L 21600 0 21600 21600 0 21600 0 0 Z N"/></draw:custom-shape><draw:custom-shape draw:name="Shape 16" draw:style-name="gr2" draw:text-style-name="P29" svg:width="0.1071in" svg:height="0.1079in" draw:transform="skewX (0.0258308729295159) rotate (0.794648408433018) translate (1.39652777777778in 0.102777777777778in)"><text:p/><draw:enhanced-geometry svg:viewBox="0 0 21600 21600" draw:mirror-horizontal="false" draw:mirror-vertical="false" draw:type="rectangle" draw:enhanced-path="M 0 0 L 21600 0 21600 21600 0 21600 0 0 Z N"/></draw:custom-shape><draw:custom-shape draw:name="Shape 17" draw:style-name="gr4" draw:text-style-name="P31" svg:width="0.1071in" svg:height="0.1079in" draw:transform="skewX (0.0258308729295159) rotate (0.794648408433018) translate (2.09097222222222in 0.102777777777778in)"><text:p/><draw:enhanced-geometry svg:viewBox="0 0 21600 21600" draw:mirror-horizontal="false" draw:mirror-vertical="false" draw:type="rectangle" draw:enhanced-path="M 0 0 L 21600 0 21600 21600 0 21600 0 0 Z N"/></draw:custom-shape></draw:g><text:s text:c="2"/>Virtualization</text:p>
        <text:p text:style-name="P13"><draw:g text:anchor-type="paragraph" draw:z-index="0" draw:name="Group object 4" draw:style-name="gr1"><draw:custom-shape draw:name="Shape 5" draw:style-name="gr2" draw:text-style-name="P29" svg:width="0.113in" svg:height="0.1114in" draw:transform="skewX (0.0561996019142176) rotate (0.815941425307349) translate (1.16319444444444in 0.09375in)"><text:p/><draw:enhanced-geometry svg:viewBox="0 0 21600 21600" draw:mirror-horizontal="false" draw:mirror-vertical="false" draw:type="rectangle" draw:enhanced-path="M 0 0 L 21600 0 21600 21600 0 21600 0 0 Z N"/></draw:custom-shape><draw:custom-shape draw:name="Shape 6" draw:style-name="gr11" draw:text-style-name="P29" svg:width="0.1157in" svg:height="0.115in" draw:transform="rotate (0.789586953602235) translate (1.62708333333333in 0.09375in)"><text:p/><draw:enhanced-geometry svg:viewBox="0 0 21600 21600" draw:mirror-horizontal="false" draw:mirror-vertical="false" draw:type="rectangle" draw:enhanced-path="M 0 0 L 21600 0 21600 21600 0 21600 0 0 Z N"/></draw:custom-shape><draw:custom-shape draw:name="Shape 7" draw:style-name="gr11" draw:text-style-name="P29" svg:width="0.1142in" svg:height="0.115in" draw:transform="skewX (0.0120427718387608) rotate (0.785398163397448) translate (1.39444444444444in 0.0923611111111111in)"><text:p/><draw:enhanced-geometry svg:viewBox="0 0 21600 21600" draw:mirror-horizontal="false" draw:mirror-vertical="false" draw:type="rectangle" draw:enhanced-path="M 0 0 L 21600 0 21600 21600 0 21600 0 0 Z N"/></draw:custom-shape><draw:custom-shape draw:name="Shape 8" draw:style-name="gr12" draw:text-style-name="P31" svg:width="0.1142in" svg:height="0.1161in" draw:transform="rotate (0.785398163397448) translate (2.09444444444444in 0.0923611111111111in)"><text:p/><draw:enhanced-geometry svg:viewBox="0 0 21600 21600" draw:mirror-horizontal="false" draw:mirror-vertical="false" draw:type="rectangle" draw:enhanced-path="M 0 0 L 21600 0 21600 21600 0 21600 0 0 Z N"/></draw:custom-shape><draw:g draw:name="Group object 2" draw:style-name="gr7"><draw:path draw:style-name="gr8" draw:text-style-name="P32" svg:width="0.0756in" svg:height="0.1626in" svg:x="1.865in" svg:y="0.0098in" svg:viewBox="0 0 193 414" svg:d="M193 413v-412-1l-192 203h-1v1c0 2 0 2 0 3h1l192 207z"><text:p/></draw:path><draw:path draw:style-name="gr9" draw:text-style-name="P33" svg:width="0.0768in" svg:height="0.1638in" svg:x="1.9413in" svg:y="0.0098in" svg:viewBox="0 0 196 417" svg:d="M1 0c0 1 1 1 1 1 0 1 0 1 0 2v412 2l193-204c0-1 1-1 1-2l-1-1v-1l-193-208v-1c-1 0-1 0-2 0z"><text:p/></draw:path></draw:g></draw:g><text:s text:c="2"/>SQL</text:p>
        <text:p text:style-name="P15"><draw:g text:anchor-type="paragraph" draw:z-index="3" draw:name="Group object 7" draw:style-name="gr1"><draw:custom-shape draw:name="Shape 18" draw:style-name="gr2" draw:text-style-name="P29" svg:width="0.1067in" svg:height="0.1071in" draw:transform="skewX (0.0324631240870947) rotate (0.799186264488203) translate (1.16944444444444in 0.0777777777777778in)"><text:p/><draw:enhanced-geometry svg:viewBox="0 0 21600 21600" draw:mirror-horizontal="false" draw:mirror-vertical="false" draw:type="rectangle" draw:enhanced-path="M 0 0 L 21600 0 21600 21600 0 21600 0 0 Z N"/></draw:custom-shape><draw:custom-shape draw:name="Shape 19" draw:style-name="gr2" draw:text-style-name="P29" svg:width="0.1067in" svg:height="0.1071in" draw:transform="skewX (0.0324631240870947) rotate (0.799186264488203) translate (1.63194444444444in 0.0777777777777778in)"><text:p/><draw:enhanced-geometry svg:viewBox="0 0 21600 21600" draw:mirror-horizontal="false" draw:mirror-vertical="false" draw:type="rectangle" draw:enhanced-path="M 0 0 L 21600 0 21600 21600 0 21600 0 0 Z N"/></draw:custom-shape><draw:custom-shape draw:name="Shape 20" draw:style-name="gr4" draw:text-style-name="P31" svg:width="0.1071in" svg:height="0.1079in" draw:transform="skewX (0.0258308729295159) rotate (0.794648408433018) translate (1.86180555555556in 0.0777777777777778in)"><text:p/><draw:enhanced-geometry svg:viewBox="0 0 21600 21600" draw:mirror-horizontal="false" draw:mirror-vertical="false" draw:type="rectangle" draw:enhanced-path="M 0 0 L 21600 0 21600 21600 0 21600 0 0 Z N"/></draw:custom-shape><draw:custom-shape draw:name="Shape 21" draw:style-name="gr2" draw:text-style-name="P29" svg:width="0.1071in" svg:height="0.1079in" draw:transform="skewX (0.0258308729295159) rotate (0.794648408433018) translate (1.4in 0.0777777777777778in)"><text:p/><draw:enhanced-geometry svg:viewBox="0 0 21600 21600" draw:mirror-horizontal="false" draw:mirror-vertical="false" draw:type="rectangle" draw:enhanced-path="M 0 0 L 21600 0 21600 21600 0 21600 0 0 Z N"/></draw:custom-shape><draw:custom-shape draw:name="Shape 22" draw:style-name="gr4" draw:text-style-name="P31" svg:width="0.1071in" svg:height="0.1079in" draw:transform="skewX (0.0258308729295159) rotate (0.794648408433018) translate (2.09444444444444in 0.0777777777777778in)"><text:p/><draw:enhanced-geometry svg:viewBox="0 0 21600 21600" draw:mirror-horizontal="false" draw:mirror-vertical="false" draw:type="rectangle" draw:enhanced-path="M 0 0 L 21600 0 21600 21600 0 21600 0 0 Z N"/></draw:custom-shape></draw:g><text:s text:c="2"/><text:span text:style-name="T46">Sci</text:span><text:span text:style-name="T47">k</text:span><text:span text:style-name="T46">it-Learn</text:span></text:p>
      </text:section>
      <text:h text:style-name="P24" text:outline-level="3">Education</text:h>
      <text:list text:style-name="L1">
        <text:list-header>
          <text:p text:style-name="P25"><text:span text:style-name="T39">Ass</text:span><text:span text:style-name="T40">ociate of Arts: </text:span><text:span text:style-name="T4">Business Administration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Carlito" svg:font-family="Carlito" style:font-adornments="Bold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1pt" fo:language="en" fo:country="US" style:letter-kerning="true" style:font-name-asian="Cantarell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1pt" fo:language="en" fo:country="US" style:letter-kerning="true" style:font-name-asian="Cantarell" style:font-size-asian="12pt" style:language-asian="zh" style:country-asian="CN" style:font-name-complex="Noto Sans Arabic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loext:opacity="100%" fo:font-size="14pt" fo:font-weight="bold"/>
    </style:style>
    <style:style style:name="Bullet_20_Symbols" style:display-name="Bullet Symbols" style:family="text">
      <style:text-properties style:font-name="OpenSymbol" fo:font-family="OpenSymbol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>
          <style:column style:rel-width="2779*" fo:start-indent="0in" fo:end-indent="0.2799in"/>
          <style:column style:rel-width="7193*" fo:start-indent="0.2799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10:03:16.010463797</meta:creation-date>
    <meta:editing-duration>P1DT8H23M31S</meta:editing-duration>
    <meta:editing-cycles>27</meta:editing-cycles>
    <meta:generator>LibreOffice/24.2.5.2$Linux_X86_64 LibreOffice_project/420$Build-2</meta:generator>
    <dc:title>Resume</dc:title>
    <dc:date>2024-08-16T13:44:18.419303817</dc:date>
    <meta:document-statistic meta:table-count="0" meta:image-count="0" meta:object-count="0" meta:page-count="1" meta:paragraph-count="31" meta:word-count="175" meta:character-count="1325" meta:non-whitespace-character-count="1140"/>
    <meta:template xlink:type="simple" xlink:actuate="onRequest" xlink:title="Resume" xlink:href="../../../../usr/lib64/libreoffice/share/template/common/personal/Resume1page.ott" meta:date="2024-05-08T10:03:15.620558136"/>
  </office:meta>
</office:document-meta>
</file>